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2000002121DC58BD66084D31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16cm" svg:height="10.516cm" svg:x="5.725cm" svg:y="9.879cm">
          <draw:image xlink:href="Pictures/1000000000000212000002121DC58BD66084D31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6:06:33.684919998</meta:creation-date>
    <dc:date>2018-04-27T16:06:48.131317704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